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2DD80FDDBC566EC9586.png" manifest:media-type="image/png"/>
  <manifest:file-entry manifest:full-path="Pictures/1000000100000780000002DDE92B0975560E71CA.png" manifest:media-type="image/png"/>
  <manifest:file-entry manifest:full-path="Pictures/1000000100000780000002DDCB2CAABA35A4AA75.png" manifest:media-type="image/png"/>
  <manifest:file-entry manifest:full-path="Pictures/1000000100000780000002DDD6900CB616269B9A.png" manifest:media-type="image/png"/>
  <manifest:file-entry manifest:full-path="Pictures/1000000100000780000002DDFAB49B69386202E8.png" manifest:media-type="image/png"/>
  <manifest:file-entry manifest:full-path="Pictures/1000000100000780000002DD828927FDB6A53DC1.png" manifest:media-type="image/png"/>
  <manifest:file-entry manifest:full-path="Pictures/1000000100000780000002DD0841A25C6A2925AB.png" manifest:media-type="image/png"/>
  <manifest:file-entry manifest:full-path="Pictures/1000000100000780000002DD142CEF9538784240.png" manifest:media-type="image/png"/>
  <manifest:file-entry manifest:full-path="Pictures/1000000100000780000002DDEB10244BB6F7E2B2.png" manifest:media-type="image/png"/>
  <manifest:file-entry manifest:full-path="Pictures/1000000100000780000002DD44B41DE9B1D119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a0474" officeooo:paragraph-rsid="001a047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4 – Laboratorio # 1 : <text:span text:style-name="T1">Conectar una red alambrica a un inhalambrica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1" text:anchor-type="char" svg:width="6.9252in" svg:height="2.6437in" draw:z-index="0"><draw:image xlink:href="Pictures/1000000100000780000002DD44B41DE9B1D119B1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draw:frame draw:style-name="fr1" draw:name="Image2" text:anchor-type="char" svg:width="6.9252in" svg:height="2.6437in" draw:z-index="1"><draw:image xlink:href="Pictures/1000000100000780000002DD142CEF9538784240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draw:frame draw:style-name="fr1" draw:name="Image3" text:anchor-type="char" svg:width="6.9252in" svg:height="2.6437in" draw:z-index="2"><draw:image xlink:href="Pictures/1000000100000780000002DD0841A25C6A2925AB.png" xlink:type="simple" xlink:show="embed" xlink:actuate="onLoad" draw:mime-type="image/png"/></draw:frame><text:soft-page-break/><text:span text:style-name="T1"><text:s/></text:span></text:p>
      <text:p text:style-name="P1"><text:span text:style-name="T1"/></text:p>
      <text:p text:style-name="P1"><draw:frame draw:style-name="fr1" draw:name="Image4" text:anchor-type="char" svg:width="6.9252in" svg:height="2.6437in" draw:z-index="3"><draw:image xlink:href="Pictures/1000000100000780000002DD828927FDB6A53DC1.png" xlink:type="simple" xlink:show="embed" xlink:actuate="onLoad" draw:mime-type="image/png"/></draw:frame><text:span text:style-name="T1"><text:s/></text:span></text:p>
      <text:p text:style-name="P1"><draw:frame draw:style-name="fr1" draw:name="Image5" text:anchor-type="char" svg:width="6.9252in" svg:height="2.6437in" draw:z-index="4"><draw:image xlink:href="Pictures/1000000100000780000002DDFAB49B69386202E8.png" xlink:type="simple" xlink:show="embed" xlink:actuate="onLoad" draw:mime-type="image/png"/></draw:frame><text:span text:style-name="T1"><text:s/></text:span></text:p>
      <text:p text:style-name="P1"><text:span text:style-name="T1"><text:s/></text:span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1" draw:name="Image6" text:anchor-type="char" svg:width="6.9252in" svg:height="2.6437in" draw:z-index="5"><draw:image xlink:href="Pictures/1000000100000780000002DDD6900CB616269B9A.png" xlink:type="simple" xlink:show="embed" xlink:actuate="onLoad" draw:mime-type="image/png"/></draw:frame><text:span text:style-name="T1"><text:s/></text:span></text:p>
      <text:p text:style-name="P1"><draw:frame draw:style-name="fr1" draw:name="Image7" text:anchor-type="char" svg:width="6.9252in" svg:height="2.6437in" draw:z-index="6"><draw:image xlink:href="Pictures/1000000100000780000002DDCB2CAABA35A4AA75.png" xlink:type="simple" xlink:show="embed" xlink:actuate="onLoad" draw:mime-type="image/png"/></draw:frame><text:span text:style-name="T1"><text:s/></text:span></text:p>
      <text:p text:style-name="P1"><draw:frame draw:style-name="fr1" draw:name="Image8" text:anchor-type="char" svg:width="6.9252in" svg:height="2.6437in" draw:z-index="7"><draw:image xlink:href="Pictures/1000000100000780000002DDEB10244BB6F7E2B2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draw:frame draw:style-name="fr1" draw:name="Image9" text:anchor-type="char" svg:width="6.9252in" svg:height="2.6437in" draw:z-index="8"><draw:image xlink:href="Pictures/1000000100000780000002DDE92B0975560E71CA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draw:frame draw:style-name="fr1" draw:name="Image10" text:anchor-type="char" svg:width="6.9252in" svg:height="2.6437in" draw:z-index="9"><draw:image xlink:href="Pictures/1000000100000780000002DD80FDDBC566EC9586.png" xlink:type="simple" xlink:show="embed" xlink:actuate="onLoad" draw:mime-type="image/png"/></draw:frame><text:span text:style-name="T1"><text:s/></text:span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9:47:06.562035718</meta:creation-date>
    <dc:date>2025-07-05T20:16:48.563446828</dc:date>
    <meta:editing-duration>PT29M42S</meta:editing-duration>
    <meta:editing-cycles>1</meta:editing-cycles>
    <meta:document-statistic meta:table-count="0" meta:image-count="10" meta:object-count="0" meta:page-count="4" meta:paragraph-count="12" meta:word-count="14" meta:character-count="87" meta:non-whitespace-character-count="62"/>
    <meta:generator>LibreOffice/7.4.7.2$Linux_X86_64 LibreOffice_project/40$Build-2</meta:generator>
  </office:meta>
</office:document-meta>
</file>